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32F000001F124DD4A06.png"/>
  <manifest:file-entry manifest:media-type="image/png" manifest:full-path="Pictures/10000000000003FE0000023757C2EE3C.png"/>
  <manifest:file-entry manifest:media-type="image/png" manifest:full-path="Pictures/10000000000001DC0000013D44A3CAFA.png"/>
  <manifest:file-entry manifest:media-type="image/png" manifest:full-path="Pictures/100000000000032E000000D40AF5E9DE.png"/>
  <manifest:file-entry manifest:media-type="image/png" manifest:full-path="Pictures/10000000000003350000019178CA52F6.png"/>
  <manifest:file-entry manifest:media-type="image/png" manifest:full-path="Pictures/100000000000032F000001F0D8EEBB31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3.609cm"/>
    </style:style>
    <style:style style:name="pr6" style:family="presentation" style:parent-style-name="Default-notes">
      <style:graphic-properties draw:fill-color="#ffffff" fo:min-height="13.364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3.859cm" svg:x="1.4cm" svg:y="4.914cm" presentation:class="subtitle" presentation:placeholder="true">
          <draw:text-box/>
        </draw:frame>
        <draw:frame draw:style-name="gr1" draw:text-style-name="P2" draw:layer="layout" svg:width="27.04cm" svg:height="19.8cm" svg:x="0.4cm" svg:y="0.4cm">
          <draw:image xlink:href="Pictures/10000000000003FE0000023757C2EE3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draw:frame draw:style-name="gr1" draw:text-style-name="P2" draw:layer="layout" svg:width="21.564cm" svg:height="13.15cm" svg:x="0.6cm" svg:y="0.8cm">
          <draw:image xlink:href="Pictures/100000000000032F000001F124DD4A0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draw:frame draw:style-name="gr1" draw:text-style-name="P2" draw:layer="layout" svg:width="21.537cm" svg:height="5.609cm" svg:x="3.264cm" svg:y="7.712cm">
          <draw:image xlink:href="Pictures/100000000000032E000000D40AF5E9D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draw:frame draw:style-name="gr1" draw:text-style-name="P2" draw:layer="layout" svg:width="21.564cm" svg:height="13.123cm" svg:x="3.251cm" svg:y="3.955cm">
          <draw:image xlink:href="Pictures/100000000000032F000001F0D8EEBB3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draw:frame draw:style-name="gr1" draw:text-style-name="P2" draw:layer="layout" svg:width="21.722cm" svg:height="10.61cm" svg:x="3.172cm" svg:y="5.212cm">
          <draw:image xlink:href="Pictures/10000000000003350000019178CA52F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draw:frame draw:style-name="gr1" draw:text-style-name="P2" draw:layer="layout" svg:width="12.594cm" svg:height="8.387cm" svg:x="7.736cm" svg:y="6.323cm">
          <draw:image xlink:href="Pictures/10000000000001DC0000013D44A3CAF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4-29T23:59:11.42</meta:creation-date>
    <meta:editing-duration>PT15M21S</meta:editing-duration>
    <meta:editing-cycles>2</meta:editing-cycles>
    <dc:date>2012-04-30T00:12:36.75</dc:date>
    <meta:document-statistic meta:object-count="51"/>
    <meta:generator>LibreOffice/3.4$Win32 LibreOffice_project/340m1$Build-103</meta:generator>
  </office:meta>
</office:document-meta>
</file>